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3f832" officeooo:paragraph-rsid="0003f832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JERCICIOSPL1.-</text:p>
      <text:p text:style-name="Standard"/>
      <text:p text:style-name="Standard">/*</text:p>
      <text:p text:style-name="Standard">1.-</text:p>
      <text:p text:style-name="Standard">*/</text:p>
      <text:p text:style-name="Standard">DROP PROCEDURE IF EXISTS pa_suma;</text:p>
      <text:p text:style-name="Standard"/>
      <text:p text:style-name="Standard">DELIMITER //</text:p>
      <text:p text:style-name="Standard">CREATE PROCEDURE pa_suma(</text:p>
      <text:p text:style-name="Standard"><text:s text:c="4"/>IN numero1 INT, </text:p>
      <text:p text:style-name="Standard"><text:s text:c="4"/>IN numero2 INT,</text:p>
      <text:p text:style-name="Standard"><text:s text:c="4"/>OUT resultado INT</text:p>
      <text:p text:style-name="Standard">)</text:p>
      <text:p text:style-name="Standard">BEGIN</text:p>
      <text:p text:style-name="Standard"><text:s text:c="4"/>SET resultado=numero1+numero2;</text:p>
      <text:p text:style-name="Standard">END //</text:p>
      <text:p text:style-name="Standard">DELIMITER ;</text:p>
      <text:p text:style-name="Standard"/>
      <text:p text:style-name="Standard">CALL pa_suma(3,2,@res);</text:p>
      <text:p text:style-name="Standard">SELECT @res;</text:p>
      <text:p text:style-name="Standard"/>
      <text:p text:style-name="Standard">/*</text:p>
      <text:p text:style-name="Standard">2.-</text:p>
      <text:p text:style-name="Standard">*/</text:p>
      <text:p text:style-name="Standard">DROP PROCEDURE IF EXISTS pa_invertir;</text:p>
      <text:p text:style-name="Standard"/>
      <text:p text:style-name="Standard">DELIMITER //</text:p>
      <text:p text:style-name="Standard">CREATE PROCEDURE pa_invertir(</text:p>
      <text:p text:style-name="Standard"><text:s text:c="4"/>IN cadena VARCHAR(20), </text:p>
      <text:p text:style-name="Standard"><text:s text:c="4"/>OUT resultado VARCHAR(20)</text:p>
      <text:p text:style-name="Standard">)</text:p>
      <text:p text:style-name="Standard">BEGIN</text:p>
      <text:p text:style-name="Standard"><text:s text:c="4"/>SET resultado = REVERSE(cadena);</text:p>
      <text:p text:style-name="Standard">END //</text:p>
      <text:p text:style-name="Standard">DELIMITER ;</text:p>
      <text:p text:style-name="Standard">CALL pa_invertir("hola que tal",@res);</text:p>
      <text:p text:style-name="Standard">SELECT @res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</text:p>
      <text:p text:style-name="Standard">3.-</text:p>
      <text:p text:style-name="Standard">*/</text:p>
      <text:p text:style-name="Standard">DROP FUNCTION IF EXISTS f_anioFecha;</text:p>
      <text:p text:style-name="Standard"/>
      <text:p text:style-name="Standard">DELIMITER //</text:p>
      <text:p text:style-name="Standard">CREATE FUNCTION f_anioFecha(</text:p>
      <text:p text:style-name="Standard"><text:s text:c="4"/>fecha DATE</text:p>
      <text:p text:style-name="Standard">)</text:p>
      <text:p text:style-name="Standard">RETURNS INT DETERMINISTIC</text:p>
      <text:p text:style-name="Standard">BEGIN</text:p>
      <text:p text:style-name="Standard"><text:s text:c="4"/>DECLARE anio INT;</text:p>
      <text:p text:style-name="Standard"><text:s text:c="4"/>SET anio = YEAR(fecha);</text:p>
      <text:p text:style-name="Standard"/>
      <text:p text:style-name="Standard"><text:s text:c="4"/>RETURN (anio);</text:p>
      <text:p text:style-name="Standard">END //</text:p>
      <text:p text:style-name="Standard">DELIMITER ;</text:p>
      <text:p text:style-name="Standard">SELECT f_anioFecha("2022-02-21");</text:p>
      <text:p text:style-name="Standard"/>
      <text:p text:style-name="Standard">/*</text:p>
      <text:p text:style-name="Standard">4.-</text:p>
      <text:p text:style-name="Standard">*/</text:p>
      <text:p text:style-name="Standard">DROP PROCEDURE IF EXISTS pa_calculoAnioFecha;</text:p>
      <text:p text:style-name="Standard"/>
      <text:p text:style-name="Standard">DELIMITER //</text:p>
      <text:p text:style-name="Standard">CREATE PROCEDURE pa_calculoAnioFecha(</text:p>
      <text:p text:style-name="Standard"><text:s text:c="4"/>IN fecha DATE,</text:p>
      <text:p text:style-name="Standard"><text:s text:c="4"/>OUT anio INT</text:p>
      <text:p text:style-name="Standard">)</text:p>
      <text:p text:style-name="Standard">BEGIN</text:p>
      <text:p text:style-name="Standard"><text:s text:c="4"/>SELECT f_anioFecha(fecha) AS anio;</text:p>
      <text:p text:style-name="Standard">END //</text:p>
      <text:p text:style-name="Standard">DELIMITER ;</text:p>
      <text:p text:style-name="Standard">CALL pa_calculoAnioFecha("2022-02-21",@res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2. EJERCICIOSPL2.-</text:p>
      <text:p text:style-name="Standard"/>
      <text:p text:style-name="Standard">/*</text:p>
      <text:p text:style-name="Standard">1.-</text:p>
      <text:p text:style-name="Standard">*/</text:p>
      <text:p text:style-name="Standard">DROP PROCEDURE IF EXISTS bloquePLSQL1;</text:p>
      <text:p text:style-name="Standard"/>
      <text:p text:style-name="Standard">DELIMITER //</text:p>
      <text:p text:style-name="Standard">CREATE PROCEDURE bloquePLSQL1(</text:p>
      <text:p text:style-name="Standard"><text:s text:c="4"/>IN fecha DATE,</text:p>
      <text:p text:style-name="Standard"><text:s text:c="4"/>IN numero1 INT,</text:p>
      <text:p text:style-name="Standard"><text:s text:c="4"/>IN numero2 INT,</text:p>
      <text:p text:style-name="Standard"><text:s text:c="4"/>OUT anioPa INT,</text:p>
      <text:p text:style-name="Standard"><text:s text:c="4"/>OUT anioF INT,</text:p>
      <text:p text:style-name="Standard"><text:s text:c="4"/>OUT suma INT</text:p>
      <text:p text:style-name="Standard">)</text:p>
      <text:p text:style-name="Standard">BEGIN</text:p>
      <text:p text:style-name="Standard"><text:s text:c="4"/>SELECT f_anioFecha(fecha) AS anioF;</text:p>
      <text:p text:style-name="Standard"><text:s text:c="4"/>CALL pa_calculoAnioFecha(fecha,@res1);</text:p>
      <text:p text:style-name="Standard"><text:s text:c="4"/>CALL pa_suma(numero1,numero2,@res2);</text:p>
      <text:p text:style-name="Standard"/>
      <text:p text:style-name="Standard"><text:s text:c="4"/>SET anioPa = @res1;</text:p>
      <text:p text:style-name="Standard"><text:s text:c="4"/>SET suma = @res2;</text:p>
      <text:p text:style-name="Standard">END //</text:p>
      <text:p text:style-name="Standard">DELIMITER ;</text:p>
      <text:p text:style-name="Standard"/>
      <text:p text:style-name="Standard">CALL bloquePLSQL1("2022-02-21",3,2,@anioPa,@anioF,@suma);</text:p>
      <text:p text:style-name="Standard">/*</text:p>
      <text:p text:style-name="Standard">2.-</text:p>
      <text:p text:style-name="Standard">*/</text:p>
      <text:p text:style-name="Standard">DROP FUNCTION IF EXISTS f_calculoAniosEntreFechas(</text:p>
      <text:p text:style-name="Standard"><text:s text:c="4"/>fecha1 DATE,</text:p>
      <text:p text:style-name="Standard"><text:s text:c="4"/>fecha2 DATE</text:p>
      <text:p text:style-name="Standard">)</text:p>
      <text:p text:style-name="Standard">RETURNS INT DETERMINISTIC</text:p>
      <text:p text:style-name="Standard">BEGIN</text:p>
      <text:p text:style-name="Standard"><text:s text:c="4"/>DECLARE anio1 INT;</text:p>
      <text:p text:style-name="Standard"><text:s text:c="4"/>DECLARE anio2 INT;</text:p>
      <text:p text:style-name="Standard"><text:s text:c="4"/>DECLARE contador INT;</text:p>
      <text:p text:style-name="Standard"/>
      <text:p text:style-name="Standard"><text:s text:c="4"/>SET anio1 = YEAR(fecha1);</text:p>
      <text:p text:style-name="Standard"><text:s text:c="4"/>SET anio2 = YEAR(fecha2);</text:p>
      <text:p text:style-name="Standard"/>
      <text:p text:style-name="Standard"><text:s text:c="4"/>WHILE anio1 &lt;= anio2 DO</text:p>
      <text:p text:style-name="Standard"><text:s text:c="8"/>SET anio1 = anio1 + 1;</text:p>
      <text:p text:style-name="Standard"><text:s text:c="8"/>SET contador = contador + 1;</text:p>
      <text:p text:style-name="Standard"><text:s text:c="4"/>END WHILE;</text:p>
      <text:p text:style-name="Standard"/>
      <text:p text:style-name="Standard"><text:s text:c="4"/>RETURN (contador);</text:p>
      <text:p text:style-name="Standard">END //</text:p>
      <text:p text:style-name="Standard">DELIMITER ;</text:p>
      <text:p text:style-name="Standard"><text:soft-page-break/>/*</text:p>
      <text:p text:style-name="Standard">3.-</text:p>
      <text:p text:style-name="Standard">*/</text:p>
      <text:p text:style-name="Standard">DROP FUNCTION IF EXISTS f_calculoTrienios(</text:p>
      <text:p text:style-name="Standard"><text:s text:c="4"/>fecha1 DATE,</text:p>
      <text:p text:style-name="Standard"><text:s text:c="4"/>fecha2 DATE</text:p>
      <text:p text:style-name="Standard">)</text:p>
      <text:p text:style-name="Standard">RETURNS DECIMAL(8,2) DETERMINISTIC</text:p>
      <text:p text:style-name="Standard">BEGIN</text:p>
      <text:p text:style-name="Standard"><text:s text:c="4"/>DECLARE trienios DECIMAL(8,2);</text:p>
      <text:p text:style-name="Standard"/>
      <text:p text:style-name="Standard"><text:s text:c="4"/>SET trienios = f_calculoAniosEntreFechas(fecha1,fecha2) / 3;</text:p>
      <text:p text:style-name="Standard"/>
      <text:p text:style-name="Standard"><text:s text:c="4"/>RETURN (trienios);</text:p>
      <text:p text:style-name="Standard">END //</text:p>
      <text:p text:style-name="Standard">DELIMITER 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3:17:04.769000000</dc:date>
    <meta:editing-duration>PT1M57S</meta:editing-duration>
    <meta:editing-cycles>1</meta:editing-cycles>
    <meta:document-statistic meta:table-count="0" meta:image-count="0" meta:object-count="0" meta:page-count="4" meta:paragraph-count="120" meta:word-count="285" meta:character-count="2089" meta:non-whitespace-character-count="1746"/>
    <meta:generator>LibreOffice/7.2.5.2$Windows_X86_64 LibreOffice_project/499f9727c189e6ef3471021d6132d4c694f357e5</meta:generator>
  </office:meta>
</office:document-meta>
</file>